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0c94a" officeooo:paragraph-rsid="0000c94a"/>
    </style:style>
    <style:style style:name="P2" style:family="paragraph" style:parent-style-name="Title">
      <style:text-properties officeooo:rsid="0000c94a" officeooo:paragraph-rsid="0000c94a"/>
    </style:style>
    <style:style style:name="T1" style:family="text">
      <style:text-properties fo:font-weight="normal" style:font-weight-asian="normal" style:font-weight-complex="normal"/>
    </style:style>
    <style:style style:name="T2" style:family="text">
      <style:text-properties fo:font-weight="normal" officeooo:rsid="000de1f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bile 9DoF</text:p>
      <text:p text:style-name="P1"/>
      <text:p text:style-name="P1">In this open ended activity, you will integrate the functionality of the 9DoF and the OLED to create a prototype device that displays all 9 values from the 9DoF to the OLED. This will let the device be disconnected from the computer so that we can more freely move it and observe the values on the OLED screen. <text:span text:style-name="T2">You're free to either write your own sketch from scatch, start from the included template, or anything in between. <text:line-break/><text:line-break/>If you really get stuck, or just want to check your answer against a known solution, you can take a look at the included sketch </text:span><text:span text:style-name="T1">Mobile9DoF</text:span><text:span text:style-name="T2">_Solution. I highly discourage you from looking at this version unless you have already completed your own implementation. Your version being different from the supplied solution doesn't mean it's wr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20S</meta:editing-duration>
    <meta:editing-cycles>3</meta:editing-cycles>
    <meta:generator>LibreOffice/5.2.1.2$Windows_x86 LibreOffice_project/31dd62db80d4e60af04904455ec9c9219178d620</meta:generator>
    <dc:date>2017-05-09T15:56:56.704000000</dc:date>
    <meta:document-statistic meta:table-count="0" meta:image-count="0" meta:object-count="0" meta:page-count="1" meta:paragraph-count="2" meta:word-count="134" meta:character-count="779" meta:non-whitespace-character-count="645"/>
    <meta:user-defined meta:name="Info 1"/>
    <meta:user-defined meta:name="Info 2"/>
    <meta:user-defined meta:name="Info 3"/>
    <meta:user-defined meta:name="Info 4"/>
  </office:meta>
</office:document-meta>
</file>